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Goo functions<text:s/>and loops</text:p>
      <text:p text:style-name="Standard">-Translate Goo Script Language to c++ (focus on aggregation).</text:p>
      <text:p text:style-name="Standard">-Create new event triggering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EGMscript.</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soft-page-break/>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24T22:09:00Z</dc:date>
    <meta:template xlink:href="Normal.dotm" xlink:type="simple"/>
    <meta:editing-cycles>389</meta:editing-cycles>
    <meta:editing-duration>PT43920S</meta:editing-duration>
    <meta:document-statistic meta:page-count="5" meta:paragraph-count="20" meta:word-count="1543" meta:character-count="10323" meta:row-count="73" meta:non-whitespace-character-count="8800"/>
  </office:meta>
</office:document-meta>
</file>